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0047ff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2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number-columns-repeated="2" office:value-type="string" calcext:value-type="string">
            <text:p>50 SPECIAL</text:p>
          </table:table-cell>
          <table:table-cell table:number-columns-repeated="2" office:value-type="string" calcext:value-type="string">
            <text:p>SP</text:p>
          </table:table-cell>
          <table:table-cell table:number-columns-repeated="5"/>
          <table:table-cell table:formula="of:=&quot;(&quot;&amp;[.A151]&amp;&quot;,'&quot;&amp;[.B151]&amp;&quot;',0,CURDATE(),CURDATE())&quot;&amp;IF([.$A153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151]&amp;&quot;: &quot;&amp;CHAR(34)&amp;[.H151]&amp;CHAR(34)&amp;CHAR(13)&amp;CHAR(10)&amp;&quot;    i18n_description_&quot;&amp;[.$B151]&amp;&quot;: &quot;&amp;CHAR(34)&amp;[.F151]&amp;CHAR(34)" office:value-type="string" office:string-value="    i18n_short_P: &quot;SP&quot;&#13;&#10;    i18n_description_P: &quot;50 SPECIAL&quot;" calcext:value-type="string">
            <text:p>    i18n_short_P: "SP"</text:p>
            <text:p>    i18n_description_P: "50 SPECIAL"</text:p>
          </table:table-cell>
          <table:table-cell table:formula="of:=&quot;    i18n_short_&quot;&amp;[.$B151]&amp;&quot;: &quot;&amp;CHAR(34)&amp;[.I151]&amp;CHAR(34)&amp;CHAR(13)&amp;CHAR(10)&amp;&quot;    i18n_description_&quot;&amp;[.$B151]&amp;&quot;: &quot;&amp;CHAR(34)&amp;[.G151]&amp;CHAR(34)" office:value-type="string" office:string-value="    i18n_short_P: &quot;SP&quot;&#13;&#10;    i18n_description_P: &quot;50 SPECIAL&quot;" calcext:value-type="string">
            <text:p>    i18n_short_P: "SP"</text:p>
            <text:p>    i18n_description_P: "50 SPECI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3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3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3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3]&amp;&quot; (&quot;&amp;[.$A154]&amp;&quot;,&quot;&amp;[.$B154]&amp;IF(ISBLANK([.$C154]);&quot;&quot;;&quot;,&quot;&amp;[.$C154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8]&amp;&quot;,'&quot;&amp;[.B158]&amp;&quot;',0,CURDATE(),CURDATE())&quot;&amp;IF([.$A159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8]&amp;&quot;: &quot;&amp;CHAR(34)&amp;[.H158]&amp;CHAR(34)&amp;CHAR(13)&amp;CHAR(10)&amp;&quot;    i18n_description_&quot;&amp;[.$B158]&amp;&quot;: &quot;&amp;CHAR(34)&amp;[.F158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8]&amp;&quot;: &quot;&amp;CHAR(34)&amp;[.I158]&amp;CHAR(34)&amp;CHAR(13)&amp;CHAR(10)&amp;&quot;    i18n_description_&quot;&amp;[.$B158]&amp;&quot;: &quot;&amp;CHAR(34)&amp;[.G158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60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60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60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60]&amp;&quot; (&quot;&amp;[.$A161]&amp;&quot;,&quot;&amp;[.$B161]&amp;IF(ISBLANK([.$C161]);&quot;&quot;;&quot;,&quot;&amp;[.$C161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9]&amp;&quot;,'&quot;&amp;[.B169]&amp;&quot;',0,CURDATE(),CURDATE())&quot;&amp;IF([.$A170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9]&amp;&quot;: &quot;&amp;CHAR(34)&amp;[.H169]&amp;CHAR(34)&amp;CHAR(13)&amp;CHAR(10)&amp;&quot;    i18n_description_&quot;&amp;[.$B169]&amp;&quot;: &quot;&amp;CHAR(34)&amp;[.F169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9]&amp;&quot;: &quot;&amp;CHAR(34)&amp;[.I169]&amp;CHAR(34)&amp;CHAR(13)&amp;CHAR(10)&amp;&quot;    i18n_description_&quot;&amp;[.$B169]&amp;&quot;: &quot;&amp;CHAR(34)&amp;[.G169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1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1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1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1]&amp;&quot; (&quot;&amp;[.$A172]&amp;&quot;,&quot;&amp;[.$B172]&amp;IF(ISBLANK([.$C172]);&quot;&quot;;&quot;,&quot;&amp;[.$C172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80]&amp;&quot;,'&quot;&amp;[.B180]&amp;&quot;',0,CURDATE(),CURDATE())&quot;&amp;IF([.$A181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80]&amp;&quot;: &quot;&amp;CHAR(34)&amp;[.H180]&amp;CHAR(34)&amp;CHAR(13)&amp;CHAR(10)&amp;&quot;    i18n_description_&quot;&amp;[.$B180]&amp;&quot;: &quot;&amp;CHAR(34)&amp;[.F180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80]&amp;&quot;: &quot;&amp;CHAR(34)&amp;[.I180]&amp;CHAR(34)&amp;CHAR(13)&amp;CHAR(10)&amp;&quot;    i18n_description_&quot;&amp;[.$B180]&amp;&quot;: &quot;&amp;CHAR(34)&amp;[.G180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2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2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2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2]&amp;&quot; (&quot;&amp;[.$A183]&amp;&quot;,&quot;&amp;[.$B183]&amp;IF(ISBLANK([.$C183]);&quot;&quot;;&quot;,&quot;&amp;[.$C183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8]&amp;&quot;,'&quot;&amp;[.B188]&amp;&quot;',0,CURDATE(),CURDATE())&quot;&amp;IF([.$A189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8]&amp;&quot;: &quot;&amp;CHAR(34)&amp;[.H188]&amp;CHAR(34)&amp;CHAR(13)&amp;CHAR(10)&amp;&quot;    i18n_description_&quot;&amp;[.$B188]&amp;&quot;: &quot;&amp;CHAR(34)&amp;[.F188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8]&amp;&quot;: &quot;&amp;CHAR(34)&amp;[.I188]&amp;CHAR(34)&amp;CHAR(13)&amp;CHAR(10)&amp;&quot;    i18n_description_&quot;&amp;[.$B188]&amp;&quot;: &quot;&amp;CHAR(34)&amp;[.G188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0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90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90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90]&amp;&quot; (&quot;&amp;[.$A191]&amp;&quot;,&quot;&amp;[.$B191]&amp;IF(ISBLANK([.$C191]);&quot;&quot;;&quot;,&quot;&amp;[.$C191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4]&amp;&quot;,'&quot;&amp;[.B194]&amp;&quot;',0,CURDATE(),CURDATE())&quot;&amp;IF([.$A195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4]&amp;&quot;: &quot;&amp;CHAR(34)&amp;[.H194]&amp;CHAR(34)&amp;CHAR(13)&amp;CHAR(10)&amp;&quot;    i18n_description_&quot;&amp;[.$B194]&amp;&quot;: &quot;&amp;CHAR(34)&amp;[.F194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4]&amp;&quot;: &quot;&amp;CHAR(34)&amp;[.I194]&amp;CHAR(34)&amp;CHAR(13)&amp;CHAR(10)&amp;&quot;    i18n_description_&quot;&amp;[.$B194]&amp;&quot;: &quot;&amp;CHAR(34)&amp;[.G194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6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6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6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6]&amp;&quot; (&quot;&amp;[.$A197]&amp;&quot;,&quot;&amp;[.$B197]&amp;IF(ISBLANK([.$C197]);&quot;&quot;;&quot;,&quot;&amp;[.$C197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7]&amp;&quot;,'&quot;&amp;[.B207]&amp;&quot;',0,CURDATE(),CURDATE())&quot;&amp;IF([.$A208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7]&amp;&quot;: &quot;&amp;CHAR(34)&amp;[.H207]&amp;CHAR(34)&amp;CHAR(13)&amp;CHAR(10)&amp;&quot;    i18n_description_&quot;&amp;[.$B207]&amp;&quot;: &quot;&amp;CHAR(34)&amp;[.F207]&amp;CHAR(34)&amp;CHAR(13)&amp;CHAR(10)&amp;&quot;    i18n_alternate_&quot;&amp;[.$B207]&amp;&quot;: &quot;&amp;CHAR(34)&amp;[.J207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7]&amp;&quot;: &quot;&amp;CHAR(34)&amp;[.I207]&amp;CHAR(34)&amp;CHAR(13)&amp;CHAR(10)&amp;&quot;    i18n_description_&quot;&amp;[.$B207]&amp;&quot;: &quot;&amp;CHAR(34)&amp;[.G207]&amp;CHAR(34)&amp;CHAR(13)&amp;CHAR(10)&amp;&quot;    i18n_alternate_&quot;&amp;[.$B207]&amp;&quot;: &quot;&amp;CHAR(34)&amp;[.K207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9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9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9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9]&amp;&quot; (&quot;&amp;[.$A210]&amp;&quot;,&quot;&amp;[.$B210]&amp;IF(ISBLANK([.$C210]);&quot;&quot;;&quot;,&quot;&amp;[.$C210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5]&amp;&quot;,'&quot;&amp;[.B215]&amp;&quot;',&quot;&amp;[.C215]&amp;&quot;,0,CURDATE(),CURDATE())&quot;&amp;IF([.$A216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5]&amp;&quot;: &quot;&amp;CHAR(34)&amp;[.H215]&amp;CHAR(34)&amp;CHAR(13)&amp;CHAR(10)&amp;&quot;    i18n_description_&quot;&amp;[.$B215]&amp;&quot;: &quot;&amp;CHAR(34)&amp;[.F215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5]&amp;&quot;: &quot;&amp;CHAR(34)&amp;[.I215]&amp;CHAR(34)&amp;CHAR(13)&amp;CHAR(10)&amp;&quot;    i18n_description_&quot;&amp;[.$B215]&amp;&quot;: &quot;&amp;CHAR(34)&amp;[.G215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7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7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7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7]&amp;&quot; (&quot;&amp;[.$A218]&amp;&quot;,&quot;&amp;[.$B218]&amp;IF(ISBLANK([.$C218]);&quot;&quot;;&quot;,&quot;&amp;[.$C218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2]&amp;&quot;,'&quot;&amp;[.B222]&amp;&quot;',0,CURDATE(),CURDATE())&quot;&amp;IF([.$A223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2]&amp;&quot;: &quot;&amp;CHAR(34)&amp;[.H222]&amp;CHAR(34)&amp;CHAR(13)&amp;CHAR(10)&amp;&quot;    i18n_description_&quot;&amp;[.$B222]&amp;&quot;: &quot;&amp;CHAR(34)&amp;[.F222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2]&amp;&quot;: &quot;&amp;CHAR(34)&amp;[.I222]&amp;CHAR(34)&amp;CHAR(13)&amp;CHAR(10)&amp;&quot;    i18n_description_&quot;&amp;[.$B222]&amp;&quot;: &quot;&amp;CHAR(34)&amp;[.G222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4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4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4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4]&amp;&quot; (&quot;&amp;[.$A225]&amp;&quot;,&quot;&amp;[.$B225]&amp;IF(ISBLANK([.$C225]);&quot;&quot;;&quot;,&quot;&amp;[.$C225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9]&amp;&quot;,'&quot;&amp;[.B229]&amp;&quot;',0,CURDATE(),CURDATE())&quot;&amp;IF([.$A230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9]&amp;&quot;: &quot;&amp;CHAR(34)&amp;[.H229]&amp;CHAR(34)&amp;CHAR(13)&amp;CHAR(10)&amp;&quot;    i18n_description_&quot;&amp;[.$B229]&amp;&quot;: &quot;&amp;CHAR(34)&amp;[.F229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9]&amp;&quot;: &quot;&amp;CHAR(34)&amp;[.I229]&amp;CHAR(34)&amp;CHAR(13)&amp;CHAR(10)&amp;&quot;    i18n_description_&quot;&amp;[.$B229]&amp;&quot;: &quot;&amp;CHAR(34)&amp;[.G229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1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1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1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1]&amp;&quot; (&quot;&amp;[.$A232]&amp;&quot;,&quot;&amp;[.$B232]&amp;IF(ISBLANK([.$C232]);&quot;&quot;;&quot;,&quot;&amp;[.$C232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6]&amp;&quot;,'&quot;&amp;[.B236]&amp;&quot;',0,CURDATE(),CURDATE())&quot;&amp;IF([.$A237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6]&amp;&quot;: &quot;&amp;CHAR(34)&amp;[.H236]&amp;CHAR(34)&amp;CHAR(13)&amp;CHAR(10)&amp;&quot;    i18n_description_&quot;&amp;[.$B236]&amp;&quot;: &quot;&amp;CHAR(34)&amp;[.F236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6]&amp;&quot;: &quot;&amp;CHAR(34)&amp;[.I236]&amp;CHAR(34)&amp;CHAR(13)&amp;CHAR(10)&amp;&quot;    i18n_description_&quot;&amp;[.$B236]&amp;&quot;: &quot;&amp;CHAR(34)&amp;[.G236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8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8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8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8]&amp;&quot; (&quot;&amp;[.$A239]&amp;&quot;,&quot;&amp;[.$B239]&amp;IF(ISBLANK([.$C239]);&quot;&quot;;&quot;,&quot;&amp;[.$C239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5]&amp;&quot;,'&quot;&amp;[.B245]&amp;&quot;',0,CURDATE(),CURDATE())&quot;&amp;IF([.$A246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5]&amp;&quot;: &quot;&amp;CHAR(34)&amp;[.H245]&amp;CHAR(34)&amp;CHAR(13)&amp;CHAR(10)&amp;&quot;    i18n_description_&quot;&amp;[.$B245]&amp;&quot;: &quot;&amp;CHAR(34)&amp;[.F245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5]&amp;&quot;: &quot;&amp;CHAR(34)&amp;[.I245]&amp;CHAR(34)&amp;CHAR(13)&amp;CHAR(10)&amp;&quot;    i18n_description_&quot;&amp;[.$B245]&amp;&quot;: &quot;&amp;CHAR(34)&amp;[.G245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7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7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7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7]&amp;&quot; (&quot;&amp;[.$A248]&amp;&quot;,&quot;&amp;[.$B248]&amp;IF(ISBLANK([.$C248]);&quot;&quot;;&quot;,&quot;&amp;[.$C248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50]&amp;&quot;,'&quot;&amp;[.B250]&amp;&quot;',0,CURDATE(),CURDATE())&quot;&amp;IF([.$A251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50]&amp;&quot;: &quot;&amp;CHAR(34)&amp;[.H250]&amp;CHAR(34)&amp;CHAR(13)&amp;CHAR(10)&amp;&quot;    i18n_description_&quot;&amp;[.$B250]&amp;&quot;: &quot;&amp;CHAR(34)&amp;[.F250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50]&amp;&quot;: &quot;&amp;CHAR(34)&amp;[.I250]&amp;CHAR(34)&amp;CHAR(13)&amp;CHAR(10)&amp;&quot;    i18n_description_&quot;&amp;[.$B250]&amp;&quot;: &quot;&amp;CHAR(34)&amp;[.G250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2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2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2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2]&amp;&quot; (&quot;&amp;[.$A253]&amp;&quot;,&quot;&amp;[.$B253]&amp;IF(ISBLANK([.$C253]);&quot;&quot;;&quot;,&quot;&amp;[.$C253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9]&amp;&quot;,'&quot;&amp;[.B259]&amp;&quot;',0,CURDATE(),CURDATE())&quot;&amp;IF([.$A260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9]&amp;&quot;: &quot;&amp;CHAR(34)&amp;[.H259]&amp;CHAR(34)&amp;CHAR(13)&amp;CHAR(10)&amp;&quot;    i18n_description_&quot;&amp;[.$B259]&amp;&quot;: &quot;&amp;CHAR(34)&amp;[.F259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9]&amp;&quot;: &quot;&amp;CHAR(34)&amp;[.I259]&amp;CHAR(34)&amp;CHAR(13)&amp;CHAR(10)&amp;&quot;    i18n_description_&quot;&amp;[.$B259]&amp;&quot;: &quot;&amp;CHAR(34)&amp;[.G259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1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1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1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1]&amp;&quot; (&quot;&amp;[.$A262]&amp;&quot;,&quot;&amp;[.$B262]&amp;IF(ISBLANK([.$C262]);&quot;&quot;;&quot;,&quot;&amp;[.$C262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5]&amp;&quot;,'&quot;&amp;[.B275]&amp;&quot;',0,CURDATE(),CURDATE())&quot;&amp;IF([.$A278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07</text:p>
          </table:table-cell>
          <table:table-cell table:number-columns-repeated="3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4,'R07',0,CURDATE(),CURDATE())," calcext:value-type="string">
            <text:p>(14,'R07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09</text:p>
          </table:table-cell>
          <table:table-cell table:number-columns-repeated="3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7]&amp;&quot;,'&quot;&amp;[.B277]&amp;&quot;',0,CURDATE(),CURDATE())&quot;&amp;IF([.$A280]&gt;0;&quot;,&quot;;&quot;;&quot;)" office:value-type="string" office:string-value="(15,'R09',0,CURDATE(),CURDATE())," calcext:value-type="string">
            <text:p>(15,'R09',0,CURDATE(),CURDATE()),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8]&amp;&quot;,'&quot;&amp;[.B278]&amp;&quot;',0,CURDATE(),CURDATE())&quot;&amp;IF([.$A279]&gt;0;&quot;,&quot;;&quot;;&quot;)" office:value-type="string" office:string-value="(16,'C25',0,CURDATE(),CURDATE())," calcext:value-type="string">
            <text:p>(16,'C25',0,CURDATE(),CURDATE()),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8]&amp;&quot;: &quot;&amp;CHAR(34)&amp;[.I278]&amp;CHAR(34)&amp;CHAR(13)&amp;CHAR(10)&amp;&quot;    i18n_description_&quot;&amp;[.$B278]&amp;&quot;: &quot;&amp;CHAR(34)&amp;[.G278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9]&amp;&quot;,'&quot;&amp;[.B279]&amp;&quot;',0,CURDATE(),CURDATE())&quot;&amp;IF([.$A280]&gt;0;&quot;,&quot;;&quot;;&quot;)" office:value-type="string" office:string-value="(17,'C50',0,CURDATE(),CURDATE())," calcext:value-type="string">
            <text:p>(17,'C50',0,CURDATE(),CURDATE()),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9]&amp;&quot;: &quot;&amp;CHAR(34)&amp;[.I279]&amp;CHAR(34)&amp;CHAR(13)&amp;CHAR(10)&amp;&quot;    i18n_description_&quot;&amp;[.$B279]&amp;&quot;: &quot;&amp;CHAR(34)&amp;[.G279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80]&amp;&quot;,'&quot;&amp;[.B280]&amp;&quot;',0,CURDATE(),CURDATE())&quot;&amp;IF([.$A281]&gt;0;&quot;,&quot;;&quot;;&quot;)" office:value-type="string" office:string-value="(18,'C00',0,CURDATE(),CURDATE())," calcext:value-type="string">
            <text:p>(18,'C00',0,CURDATE(),CURDATE()),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80]&amp;&quot;: &quot;&amp;CHAR(34)&amp;[.I280]&amp;CHAR(34)&amp;CHAR(13)&amp;CHAR(10)&amp;&quot;    i18n_description_&quot;&amp;[.$B280]&amp;&quot;: &quot;&amp;CHAR(34)&amp;[.G280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MET</text:p>
          </table:table-cell>
          <table:table-cell table:number-columns-repeated="3"/>
          <table:table-cell office:value-type="string" calcext:value-type="string">
            <text:p>Con partenza da metà vasca</text:p>
          </table:table-cell>
          <table:table-cell office:value-type="string" calcext:value-type="string">
            <text:p>Starting from middle</text:p>
          </table:table-cell>
          <table:table-cell office:value-type="string" calcext:value-type="string">
            <text:p>Da metà vasca</text:p>
          </table:table-cell>
          <table:table-cell office:value-type="string" calcext:value-type="string">
            <text:p>From mddle</text:p>
          </table:table-cell>
          <table:table-cell table:number-columns-repeated="5"/>
          <table:table-cell table:formula="of:=&quot;(&quot;&amp;[.A281]&amp;&quot;,'&quot;&amp;[.B281]&amp;&quot;',0,CURDATE(),CURDATE())&quot;&amp;IF([.$A282]&gt;0;&quot;,&quot;;&quot;;&quot;)" office:value-type="string" office:string-value="(19,'MET',0,CURDATE(),CURDATE());" calcext:value-type="string">
            <text:p>(19,'MET',0,CURDATE(),CURDATE());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MET: &quot;Da metà vasca&quot;&#13;&#10;    i18n_description_MET: &quot;Con partenza da metà vasca&quot;" calcext:value-type="string">
            <text:p>    i18n_short_MET: "Da metà vasca"</text:p>
            <text:p>    i18n_description_MET: "Con partenza da metà vasca"</text:p>
          </table:table-cell>
          <table:table-cell table:formula="of:=&quot;    i18n_short_&quot;&amp;[.$B281]&amp;&quot;: &quot;&amp;CHAR(34)&amp;[.I281]&amp;CHAR(34)&amp;CHAR(13)&amp;CHAR(10)&amp;&quot;    i18n_description_&quot;&amp;[.$B281]&amp;&quot;: &quot;&amp;CHAR(34)&amp;[.G281]&amp;CHAR(34)" office:value-type="string" office:string-value="    i18n_short_MET: &quot;From mddle&quot;&#13;&#10;    i18n_description_MET: &quot;Starting from middle&quot;" calcext:value-type="string">
            <text:p>    i18n_short_MET: "From mddle"</text:p>
            <text:p>    i18n_description_MET: "Starting from middl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3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83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83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83]&amp;&quot; (&quot;&amp;[.$A284]&amp;&quot;,&quot;&amp;[.$B284]&amp;IF(ISBLANK([.$C284]);&quot;&quot;;&quot;,&quot;&amp;[.$C284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8]&amp;&quot;,'&quot;&amp;[.B288]&amp;&quot;',&quot;&amp;[.C288]&amp;&quot;,0,CURDATE(),CURDATE())&quot;&amp;IF([.$A289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8]&amp;&quot;: &quot;&amp;CHAR(34)&amp;[.H288]&amp;CHAR(34)&amp;CHAR(13)&amp;CHAR(10)&amp;&quot;    i18n_description_&quot;&amp;[.$B288]&amp;&quot;: &quot;&amp;CHAR(34)&amp;[.F288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8]&amp;&quot;: &quot;&amp;CHAR(34)&amp;[.I288]&amp;CHAR(34)&amp;CHAR(13)&amp;CHAR(10)&amp;&quot;    i18n_description_&quot;&amp;[.$B288]&amp;&quot;: &quot;&amp;CHAR(34)&amp;[.G288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9]&amp;&quot;,'&quot;&amp;[.B289]&amp;&quot;',&quot;&amp;[.C289]&amp;&quot;,0,CURDATE(),CURDATE())&quot;&amp;IF([.$A290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9]&amp;&quot;: &quot;&amp;CHAR(34)&amp;[.H289]&amp;CHAR(34)&amp;CHAR(13)&amp;CHAR(10)&amp;&quot;    i18n_description_&quot;&amp;[.$B289]&amp;&quot;: &quot;&amp;CHAR(34)&amp;[.F289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9]&amp;&quot;: &quot;&amp;CHAR(34)&amp;[.I289]&amp;CHAR(34)&amp;CHAR(13)&amp;CHAR(10)&amp;&quot;    i18n_description_&quot;&amp;[.$B289]&amp;&quot;: &quot;&amp;CHAR(34)&amp;[.G289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90]&amp;&quot;,'&quot;&amp;[.B290]&amp;&quot;',&quot;&amp;[.C290]&amp;&quot;,0,CURDATE(),CURDATE())&quot;&amp;IF([.$A291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90]&amp;&quot;: &quot;&amp;CHAR(34)&amp;[.I290]&amp;CHAR(34)&amp;CHAR(13)&amp;CHAR(10)&amp;&quot;    i18n_description_&quot;&amp;[.$B290]&amp;&quot;: &quot;&amp;CHAR(34)&amp;[.G290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91]&amp;&quot;,'&quot;&amp;[.B291]&amp;&quot;',&quot;&amp;[.C291]&amp;&quot;,0,CURDATE(),CURDATE())&quot;&amp;IF([.$A292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91]&amp;&quot;: &quot;&amp;CHAR(34)&amp;[.I291]&amp;CHAR(34)&amp;CHAR(13)&amp;CHAR(10)&amp;&quot;    i18n_description_&quot;&amp;[.$B291]&amp;&quot;: &quot;&amp;CHAR(34)&amp;[.G291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93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93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93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93]&amp;&quot; (&quot;&amp;[.$A294]&amp;&quot;,&quot;&amp;[.$B294]&amp;IF(ISBLANK([.$C294]);&quot;&quot;;&quot;,&quot;&amp;[.$C294])&amp;IF(ISBLANK([.$D294]);&quot;&quot;;&quot;,&quot;&amp;[.$D294])&amp;IF(ISBLANK([.$E294]);&quot;&quot;;&quot;,&quot;&amp;[.$E294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5]&amp;&quot;,'&quot;&amp;[.B295]&amp;&quot;',&quot;&amp;[.C295]&amp;&quot;,&quot;&amp;[.D295]&amp;&quot;,'&quot;&amp;[.E295]&amp;&quot;',0,CURDATE(),CURDATE())&quot;&amp;IF([.$A296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5]&amp;&quot;: &quot;&amp;CHAR(34)&amp;[.H295]&amp;CHAR(34)&amp;CHAR(13)&amp;CHAR(10)&amp;&quot;    i18n_description_&quot;&amp;[.$B295]&amp;&quot;: &quot;&amp;CHAR(34)&amp;[.F295]&amp;CHAR(34)&amp;CHAR(13)&amp;CHAR(10)&amp;&quot;    i18n_alternate_&quot;&amp;[.$B295]&amp;&quot;: &quot;&amp;CHAR(34)&amp;[.J295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5]&amp;&quot;: &quot;&amp;CHAR(34)&amp;[.I295]&amp;CHAR(34)&amp;CHAR(13)&amp;CHAR(10)&amp;&quot;    i18n_description_&quot;&amp;[.$B295]&amp;&quot;: &quot;&amp;CHAR(34)&amp;[.G295]&amp;CHAR(34)&amp;CHAR(13)&amp;CHAR(10)&amp;&quot;    i18n_alternate_&quot;&amp;[.$B295]&amp;&quot;: &quot;&amp;CHAR(34)&amp;[.K295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6]&amp;&quot;,'&quot;&amp;[.B296]&amp;&quot;',&quot;&amp;[.C296]&amp;&quot;,&quot;&amp;[.D296]&amp;&quot;,'&quot;&amp;[.E296]&amp;&quot;',0,CURDATE(),CURDATE())&quot;&amp;IF([.$A297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6]&amp;&quot;: &quot;&amp;CHAR(34)&amp;[.H296]&amp;CHAR(34)&amp;CHAR(13)&amp;CHAR(10)&amp;&quot;    i18n_description_&quot;&amp;[.$B296]&amp;&quot;: &quot;&amp;CHAR(34)&amp;[.F296]&amp;CHAR(34)&amp;CHAR(13)&amp;CHAR(10)&amp;&quot;    i18n_alternate_&quot;&amp;[.$B296]&amp;&quot;: &quot;&amp;CHAR(34)&amp;[.J296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6]&amp;&quot;: &quot;&amp;CHAR(34)&amp;[.I296]&amp;CHAR(34)&amp;CHAR(13)&amp;CHAR(10)&amp;&quot;    i18n_description_&quot;&amp;[.$B296]&amp;&quot;: &quot;&amp;CHAR(34)&amp;[.G296]&amp;CHAR(34)&amp;CHAR(13)&amp;CHAR(10)&amp;&quot;    i18n_alternate_&quot;&amp;[.$B296]&amp;&quot;: &quot;&amp;CHAR(34)&amp;[.K296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7]&amp;&quot;,'&quot;&amp;[.B297]&amp;&quot;',&quot;&amp;[.C297]&amp;&quot;,&quot;&amp;[.D297]&amp;&quot;,'&quot;&amp;[.E297]&amp;&quot;',0,CURDATE(),CURDATE())&quot;&amp;IF([.$A298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7]&amp;&quot;: &quot;&amp;CHAR(34)&amp;[.H297]&amp;CHAR(34)&amp;CHAR(13)&amp;CHAR(10)&amp;&quot;    i18n_description_&quot;&amp;[.$B297]&amp;&quot;: &quot;&amp;CHAR(34)&amp;[.F297]&amp;CHAR(34)&amp;CHAR(13)&amp;CHAR(10)&amp;&quot;    i18n_alternate_&quot;&amp;[.$B297]&amp;&quot;: &quot;&amp;CHAR(34)&amp;[.J297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7]&amp;&quot;: &quot;&amp;CHAR(34)&amp;[.I297]&amp;CHAR(34)&amp;CHAR(13)&amp;CHAR(10)&amp;&quot;    i18n_description_&quot;&amp;[.$B297]&amp;&quot;: &quot;&amp;CHAR(34)&amp;[.G297]&amp;CHAR(34)&amp;CHAR(13)&amp;CHAR(10)&amp;&quot;    i18n_alternate_&quot;&amp;[.$B297]&amp;&quot;: &quot;&amp;CHAR(34)&amp;[.K297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8]&amp;&quot;,'&quot;&amp;[.B298]&amp;&quot;',&quot;&amp;[.C298]&amp;&quot;,&quot;&amp;[.D298]&amp;&quot;,'&quot;&amp;[.E298]&amp;&quot;',0,CURDATE(),CURDATE())&quot;&amp;IF([.$A299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8]&amp;&quot;: &quot;&amp;CHAR(34)&amp;[.H298]&amp;CHAR(34)&amp;CHAR(13)&amp;CHAR(10)&amp;&quot;    i18n_description_&quot;&amp;[.$B298]&amp;&quot;: &quot;&amp;CHAR(34)&amp;[.F298]&amp;CHAR(34)&amp;CHAR(13)&amp;CHAR(10)&amp;&quot;    i18n_alternate_&quot;&amp;[.$B298]&amp;&quot;: &quot;&amp;CHAR(34)&amp;[.J298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8]&amp;&quot;: &quot;&amp;CHAR(34)&amp;[.I298]&amp;CHAR(34)&amp;CHAR(13)&amp;CHAR(10)&amp;&quot;    i18n_description_&quot;&amp;[.$B298]&amp;&quot;: &quot;&amp;CHAR(34)&amp;[.G298]&amp;CHAR(34)&amp;CHAR(13)&amp;CHAR(10)&amp;&quot;    i18n_alternate_&quot;&amp;[.$B298]&amp;&quot;: &quot;&amp;CHAR(34)&amp;[.K298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300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300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300]&amp;&quot; (&quot;&amp;[.$A$301]&amp;&quot;,&quot;&amp;[.$B$301]&amp;&quot;,&quot;&amp;[.$C$301]&amp;&quot;,&quot;&amp;[.$D$301]&amp;&quot;,&quot;&amp;[.$E$301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2,'SSB',1,0,0,0,CURDATE(),CURDATE());&#13;&#10;&#13;&#10;" calcext:value-type="string">
            <text:p>(2,'SSB',1,0,0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5]&amp;&quot;,'&quot;&amp;[.B305]&amp;&quot;',&quot;&amp;[.C305]&amp;&quot;,&quot;&amp;[.D305]&amp;&quot;,&quot;&amp;[.E305]&amp;&quot;,0,CURDATE(),CURDATE())&quot;&amp;IF(AND(MOD((ROW([.A305]) - 3);100) = 0;INDIRECT(ADDRESS(ROW([.A305]) + 1;1)) &gt; 0); &quot;;&quot;&amp;CHAR(13)&amp;CHAR(10)&amp;CHAR(13)&amp;CHAR(10)&amp;[.AK$3];IF(INDIRECT(ADDRESS(ROW([.A305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5]&amp;&quot;: &quot;&amp;CHAR(34)&amp;[.H305]&amp;CHAR(34)&amp;CHAR(13)&amp;CHAR(10)&amp;&quot;    i18n_description_&quot;&amp;[.$B305]&amp;&quot;: &quot;&amp;CHAR(34)&amp;[.F305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5]&amp;&quot;: &quot;&amp;CHAR(34)&amp;[.I305]&amp;CHAR(34)&amp;CHAR(13)&amp;CHAR(10)&amp;&quot;    i18n_description_&quot;&amp;[.$B305]&amp;&quot;: &quot;&amp;CHAR(34)&amp;[.G305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6]&amp;&quot;,'&quot;&amp;[.B306]&amp;&quot;',&quot;&amp;[.C306]&amp;&quot;,&quot;&amp;[.D306]&amp;&quot;,&quot;&amp;[.E306]&amp;&quot;,0,CURDATE(),CURDATE())&quot;&amp;IF(AND(MOD((ROW([.A306]) - 3);100) = 0;INDIRECT(ADDRESS(ROW([.A306]) + 1;1)) &gt; 0); &quot;;&quot;&amp;CHAR(13)&amp;CHAR(10)&amp;CHAR(13)&amp;CHAR(10)&amp;[.AK$3];IF(INDIRECT(ADDRESS(ROW([.A306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6]&amp;&quot;: &quot;&amp;CHAR(34)&amp;[.H306]&amp;CHAR(34)&amp;CHAR(13)&amp;CHAR(10)&amp;&quot;    i18n_description_&quot;&amp;[.$B306]&amp;&quot;: &quot;&amp;CHAR(34)&amp;[.F306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6]&amp;&quot;: &quot;&amp;CHAR(34)&amp;[.I306]&amp;CHAR(34)&amp;CHAR(13)&amp;CHAR(10)&amp;&quot;    i18n_description_&quot;&amp;[.$B306]&amp;&quot;: &quot;&amp;CHAR(34)&amp;[.G306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7]&amp;&quot;,'&quot;&amp;[.B307]&amp;&quot;',&quot;&amp;[.C307]&amp;&quot;,&quot;&amp;[.D307]&amp;&quot;,&quot;&amp;[.E307]&amp;&quot;,0,CURDATE(),CURDATE())&quot;&amp;IF(AND(MOD((ROW([.A307]) - 3);100) = 0;INDIRECT(ADDRESS(ROW([.A307]) + 1;1)) &gt; 0); &quot;;&quot;&amp;CHAR(13)&amp;CHAR(10)&amp;CHAR(13)&amp;CHAR(10)&amp;[.AK$3];IF(INDIRECT(ADDRESS(ROW([.A307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7]&amp;&quot;: &quot;&amp;CHAR(34)&amp;[.H307]&amp;CHAR(34)&amp;CHAR(13)&amp;CHAR(10)&amp;&quot;    i18n_description_&quot;&amp;[.$B307]&amp;&quot;: &quot;&amp;CHAR(34)&amp;[.F307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7]&amp;&quot;: &quot;&amp;CHAR(34)&amp;[.I307]&amp;CHAR(34)&amp;CHAR(13)&amp;CHAR(10)&amp;&quot;    i18n_description_&quot;&amp;[.$B307]&amp;&quot;: &quot;&amp;CHAR(34)&amp;[.G307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8]&amp;&quot;,'&quot;&amp;[.B308]&amp;&quot;',&quot;&amp;[.C308]&amp;&quot;,&quot;&amp;[.D308]&amp;&quot;,&quot;&amp;[.E308]&amp;&quot;,0,CURDATE(),CURDATE())&quot;&amp;IF(AND(MOD((ROW([.A308]) - 3);100) = 0;INDIRECT(ADDRESS(ROW([.A308]) + 1;1)) &gt; 0); &quot;;&quot;&amp;CHAR(13)&amp;CHAR(10)&amp;CHAR(13)&amp;CHAR(10)&amp;[.AK$3];IF(INDIRECT(ADDRESS(ROW([.A308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8]&amp;&quot;: &quot;&amp;CHAR(34)&amp;[.H308]&amp;CHAR(34)&amp;CHAR(13)&amp;CHAR(10)&amp;&quot;    i18n_description_&quot;&amp;[.$B308]&amp;&quot;: &quot;&amp;CHAR(34)&amp;[.F308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8]&amp;&quot;: &quot;&amp;CHAR(34)&amp;[.I308]&amp;CHAR(34)&amp;CHAR(13)&amp;CHAR(10)&amp;&quot;    i18n_description_&quot;&amp;[.$B308]&amp;&quot;: &quot;&amp;CHAR(34)&amp;[.G308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X'),0,CURDATE(),CURDATE())," calcext:value-type="string">
            <text:p>(26,'S4X50MI',200,26,1,0,4,4,50,(select t.id from stroke_types t where t.code = 'MX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X'),0,CURDATE(),CURDATE())," calcext:value-type="string">
            <text:p>(28,'S4X100MI',400,28,1,0,4,4,100,(select t.id from stroke_types t where t.code = 'MX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X'),0,CURDATE(),CURDATE())," calcext:value-type="string">
            <text:p>(31,'S8X25MI',200,31,1,0,4,8,25,(select t.id from stroke_types t where t.code = 'MX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X'),0,CURDATE(),CURDATE())," calcext:value-type="string">
            <text:p>(33,'M4X50MI',200,33,1,1,4,4,50,(select t.id from stroke_types t where t.code = 'MX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X'),0,CURDATE(),CURDATE())," calcext:value-type="string">
            <text:p>(35,'M4X100MI',400,35,1,1,4,4,100,(select t.id from stroke_types t where t.code = 'MX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X'),0,CURDATE(),CURDATE())," calcext:value-type="string">
            <text:p>(38,'M8X25MI',200,38,1,1,4,8,25,(select t.id from stroke_types t where t.code = 'MX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X'),0,CURDATE(),CURDATE());" calcext:value-type="string">
            <text:p>(39,'A8X25MI',200,39,1,1,8,8,25,(select t.id from stroke_types t where t.code = 'MX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8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34:04.48434693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8M49S</meta:editing-duration>
    <meta:editing-cycles>143</meta:editing-cycles>
    <meta:generator>LibreOffice/4.3.7.2$Linux_X86_64 LibreOffice_project/430m0$Build-2</meta:generator>
    <dc:date>2015-12-01T16:40:31.901472063</dc:date>
    <meta:document-statistic meta:table-count="4" meta:cell-count="3900" meta:object-count="0"/>
    <meta:user-defined meta:name="Info 1"/>
    <meta:user-defined meta:name="Info 2"/>
    <meta:user-defined meta:name="Info 3"/>
    <meta:user-defined meta:name="Info 4"/>
  </office:meta>
</office:document-meta>
</file>